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officeooo:paragraph-rsid="000564e8"/>
    </style:style>
    <style:style style:name="P3" style:family="paragraph" style:parent-style-name="Text_20_body">
      <style:paragraph-properties style:writing-mode="lr-tb"/>
      <style:text-properties officeooo:paragraph-rsid="001f8e91"/>
    </style:style>
    <style:style style:name="T1" style:family="text">
      <style:text-properties fo:font-weight="bold" style:font-weight-asian="bold" style:font-weight-complex="bold"/>
    </style:style>
    <style:style style:name="T2" style:family="text">
      <style:text-properties officeooo:rsid="000564e8"/>
    </style:style>
    <style:style style:name="T3" style:family="text">
      <style:text-properties officeooo:rsid="0006f840"/>
    </style:style>
    <style:style style:name="T4" style:family="text">
      <style:text-properties officeooo:rsid="00088269"/>
    </style:style>
    <style:style style:name="T5" style:family="text">
      <style:text-properties officeooo:rsid="0009fd52"/>
    </style:style>
    <style:style style:name="T6" style:family="text">
      <style:text-properties officeooo:rsid="000db3fd"/>
    </style:style>
    <style:style style:name="T7" style:family="text">
      <style:text-properties officeooo:rsid="000e0f70"/>
    </style:style>
    <style:style style:name="T8" style:family="text">
      <style:text-properties officeooo:rsid="000e1eea"/>
    </style:style>
    <style:style style:name="T9" style:family="text">
      <style:text-properties officeooo:rsid="001005b0"/>
    </style:style>
    <style:style style:name="T10" style:family="text">
      <style:text-properties officeooo:rsid="00155f25"/>
    </style:style>
    <style:style style:name="T11" style:family="text">
      <style:text-properties officeooo:rsid="0015a55b"/>
    </style:style>
    <style:style style:name="T12" style:family="text">
      <style:text-properties officeooo:rsid="00163906"/>
    </style:style>
    <style:style style:name="T13" style:family="text">
      <style:text-properties officeooo:rsid="00183847"/>
    </style:style>
    <style:style style:name="T14" style:family="text">
      <style:text-properties officeooo:rsid="001bb4b0"/>
    </style:style>
    <style:style style:name="T15" style:family="text">
      <style:text-properties officeooo:rsid="001ce3c3"/>
    </style:style>
    <style:style style:name="T16" style:family="text">
      <style:text-properties officeooo:rsid="001de5cc"/>
    </style:style>
    <style:style style:name="T17" style:family="text">
      <style:text-properties fo:font-weight="normal" style:font-weight-asian="normal" style:font-weight-complex="normal"/>
    </style:style>
    <style:style style:name="T18" style:family="text">
      <style:text-properties officeooo:rsid="001f8e9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docs-internal-guid-f057975b-9455-37de-fa02-bbb8af3dd7a7"/><text:span text:style-name="T5">Projecte </text:span>JClic</text:h>
      <text:p text:style-name="P2">El JClic és un projecte de programari lliure de<text:span text:style-name="T10"> la </text:span><text:a xlink:type="simple" xlink:href="http://www.xtec.cat/"><text:span text:style-name="T10">Xarxa Telemàtica Educativa de Catalunya</text:span></text:a><text:span text:style-name="T10"> (XTEC) </text:span>que <text:span text:style-name="T16">permet</text:span> crear diversos tipus d’activitats interactives <text:span text:style-name="T10">com ara </text:span>associacions, puzles, activitats de text, mots encreuats<text:span text:style-name="T10"> o</text:span> sopes de lletres<text:span text:style-name="T10">, </text:span>a partir d’elements de text, gràfics i multimèdia.</text:p>
      <text:p text:style-name="P2">El programa compta amb una eina d'autor per crear les activitats, un reproductor que permet executar-les i un sistema d'informes que emmagatzema els resultats obtinguts pels alumnes. Tots aquests components, així com diverses guies i tutorials per aprendre a crear les activitats, es troben disponibles a la <text:a xlink:type="simple" xlink:href="http://clic.xtec.cat/ca/jclic/download.htm">zonaClic</text:a>.</text:p>
      <text:p text:style-name="P1">El JClic é<text:span text:style-name="T16">s una aplicació </text:span>Java <text:span text:style-name="T16">que</text:span> funciona en sistemes Linux, Windows i Mac<text:span text:style-name="T16"> OS</text:span>. El codi font i la documentació tècnica de l'aplicació es troben disponibles a <text:a xlink:type="simple" xlink:href="http://projectestac.github.io/jclic/">GitHub</text:a>.</text:p>
      <text:h text:style-name="Heading_20_2" text:outline-level="2"><text:span text:style-name="T11">jc</text:span>lic.js</text:h>
      <text:p text:style-name="P1"><text:span text:style-name="T5">Aquest é</text:span>s un projecte encara en fase de desenvolupament que pretén crear un <text:span text:style-name="T11">nou </text:span>reproductor d’activitats JClic basat en HTML<text:span text:style-name="T15">5 (HTML</text:span> <text:span text:style-name="T15">+ </text:span>JavaScript<text:span text:style-name="T15"> + CSS)</text:span>. L’objectiu és poder veure les activitats JClic en qualsevol navegador web modern (Firefox, Chrome, Safari…) sense cap connector especial. Això permetrà utilitzar el JClic en sistemes que no suporten Java<text:span text:style-name="T11">,</text:span> com ara Android, iOS<text:span text:style-name="T11"> o</text:span> ChromeOS<text:span text:style-name="T11">, així com en els </text:span>navegadors Chrome i Edge.</text:p>
      <text:p text:style-name="P1">El codi font i la documentació del projecte <text:span text:style-name="T17">jclic.js</text:span> <text:span text:style-name="T3">es troben </text:span>disponibles a <text:a xlink:type="simple" xlink:href="http://projectestac.github.io/jclic.js/">GitHub</text:a>. El projecte està obert a les aportacions de tots aquells que vulguin participar en el seu desenvolupament.</text:p>
      <text:p text:style-name="P1">Està previst que el mòdul JClic Author permeti aviat l’exportació directa de les activitats a pàgines HTML amb jclic.js<text:span text:style-name="T2">.</text:span></text:p>
      <text:h text:style-name="Heading_20_2" text:outline-level="2"><text:span text:style-name="T14">B</text:span>iblioteca d’activitats JClic</text:h>
      <text:p text:style-name="P1"><text:span text:style-name="T5">Són</text:span> <text:span text:style-name="T4">molts</text:span> els docents de diferents països que han utilitzat <text:span text:style-name="T5">el JClic </text:span>per crear materials interactius <text:span text:style-name="T12">en diverses llengües i per a múltiples </text:span>nivells, temes i àrees curriculars. <text:span text:style-name="T5">Alguns</text:span> d’aquests materials s’han anat recollint a <text:bookmark-start text:name="__DdeLink__58_341770176"/>la <text:a xlink:type="simple" xlink:href="http://clic.xtec.cat/db/listact_ca.jsp">biblioteca de projectes de la zonaClic</text:a> gràcies <text:bookmark-end text:name="__DdeLink__58_341770176"/>a la generositat dels seus autors, <text:bookmark-start text:name="__DdeLink__431_1502769366"/>que han decidit compartir-los <text:span text:style-name="T12">amb llicències Creative Commons permetent així la seva reutilització, traducció</text:span> i adaptació a <text:span text:style-name="T12">escenaris</text:span> educatius<text:bookmark-end text:name="__DdeLink__431_1502769366"/><text:span text:style-name="T12"> diversos</text:span>.</text:p>
      <text:h text:style-name="Heading_20_2" text:outline-level="2"><text:span text:style-name="T5">El projecte «</text:span>jclic-repo»</text:h>
      <text:p text:style-name="P1"><text:span text:style-name="T13">Aquesta pàgina forma part de</text:span><text:bookmark-start text:name="__DdeLink__61_341770176"/><text:span text:style-name="T13"> «</text:span>jclic-repo», <text:span text:style-name="T5">un nou projecte que té </text:span>com a objectiu facilitar la publicació de col·leccions de projectes JClic en <text:span text:style-name="T13">serveis d'allotjament</text:span> web estàtic.<text:bookmark-end text:name="__DdeLink__61_341770176"/><text:span text:style-name="T6"> El projecte utilitza la </text:span>tecnologia de components web <text:a xlink:type="simple" xlink:href="https://www.polymer-project.org/">Polymer</text:a><text:span text:style-name="T6">, i totes les seves fonts es troben també disponibles </text:span>a <text:a xlink:type="simple" xlink:href="https://github.com/projectestac/jclic-repo">GitHub</text:a>.</text:p>
      <text:p text:style-name="P1">Aquesta instal·lació de <text:span text:style-name="Strong_20_Emphasis">jclic-repo</text:span> es troba allotjada provisionalment a l'espai Google Drive de la XTEC i conté una bona part dels més de 2.300 recursos de la biblioteca de projectes de la zonaClic. El cercador us permet filtrar els resultats per idioma, nivell educatiu, àrea curricular, títol o autoria. Fent clic damunt la targeta de cada projecte accedireu a una informació més detallada<text:span text:style-name="T6">,</text:span> des d’on podreu engegar les activitats en HTML5, obrir-les en un applet (sempre i quan el sistema <text:span text:style-name="T7">suporti</text:span> Java) o compartir-les a les xarxes socials.</text:p>
      <text:p text:style-name="P1"/>
      <text:p text:style-name="P3"><text:span text:style-name="T1">Molt important</text:span>: <text:bookmark-start text:name="__DdeLink__405_1981190032"/><text:bookmark-start text:name="__DdeLink__70_341770176"/>us trobeu en un espai provisional destinat principalment a <text:span text:style-name="T8">la realització de proves per</text:span> facilitar el desenvolupament de<text:span text:style-name="T18">l</text:span> <text:span text:style-name="T17">jclic.js</text:span><text:bookmark-end text:name="__DdeLink__70_341770176"/>. Alguns tipus d’activitats encara no funcionen<text:span text:style-name="T18"> correctament en tots els dispositius, i hi ha diverses funcionalitats encara no implementades</text:span>. <text:bookmark-start text:name="__DdeLink__73_341770176"/>Podeu <text:span text:style-name="T18">ajudar-nos</text:span> notificant <text:span text:style-name="T18">errors, </text:span>suggerint millores<text:span text:style-name="T18"> i proposant possibles solucions als espais de desenvolupament dels projectes</text:span><text:bookmark-end text:name="__DdeLink__405_1981190032"/><text:span text:style-name="T18"> </text:span><text:bookmark-end text:name="__DdeLink__73_341770176"/><text:a xlink:type="simple" xlink:href="https://github.com/projectestac/jclic/issues">JClic</text:a>, <text:a xlink:type="simple" xlink:href="https://github.com/projectestac/jclic.js/issues">jclic.js</text:a> i <text:a xlink:type="simple" xlink:href="https://github.com/projectestac/jclic-repo/issues">jclic-repo</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 Busquets</meta:initial-creator>
    <meta:creation-date>2015-10-23T12:51:08.749275607</meta:creation-date>
    <dc:date>2015-10-27T14:30:00.878649857</dc:date>
    <dc:creator>Francesc Busquets</dc:creator>
    <meta:editing-duration>PT6H19M12S</meta:editing-duration>
    <meta:editing-cycles>16</meta:editing-cycles>
    <meta:generator>LibreOffice/4.2.8.2$Linux_x86 LibreOffice_project/420m0$Build-2</meta:generator>
    <meta:document-statistic meta:table-count="0" meta:image-count="0" meta:object-count="0" meta:page-count="1" meta:paragraph-count="14" meta:word-count="513" meta:character-count="3348" meta:non-whitespace-character-count="2849"/>
  </office:meta>
</office:document-meta>
</file>